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6cm" svg:stroke-color="#000000" draw:fill="solid" draw:fill-color="#e6e6e6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svg:stroke-color="#000000" draw:fill="solid" draw:fill-color="#e6e6e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dash" draw:stroke-dash="Dash_20_2" svg:stroke-width="0.079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color="#000000" draw:fill="solid" draw:fill-color="#e6e6e6" draw:textarea-vertical-align="top" draw:auto-grow-height="true" fo:min-height="0.496cm" fo:min-width="0.605cm" fo:padding-top="0.125cm" fo:padding-bottom="0.125cm" fo:padding-left="0.051cm" fo:padding-right="0.051cm" fo:wrap-option="no-wrap"/>
    </style:style>
    <style:style style:name="gr6" style:family="graphic" style:parent-style-name="standard" style:list-style-name="L1">
      <style:graphic-properties draw:stroke="none" svg:stroke-color="#000000" draw:fill="none" draw:fill-color="#ffffff" draw:textarea-vertical-align="top" draw:auto-grow-height="true" fo:min-height="0.56cm" fo:min-width="1.78cm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none" svg:stroke-color="#000000" draw:fill="solid" draw:fill-color="#e6e6e6" draw:textarea-vertical-align="top" draw:auto-grow-height="true" fo:min-height="0.496cm" fo:min-width="0.605cm" fo:padding-top="0.125cm" fo:padding-bottom="0.125cm" fo:padding-left="0.051cm" fo:padding-right="0.051cm" fo:wrap-option="no-wrap"/>
    </style:style>
    <style:style style:name="gr8" style:family="graphic" style:parent-style-name="standard" style:list-style-name="L1">
      <style:graphic-properties draw:stroke="none" svg:stroke-color="#000000" draw:fill="solid" draw:fill-color="#e6e6e6" draw:textarea-vertical-align="top" draw:auto-grow-height="true" fo:min-height="0.496cm" fo:min-width="0.605cm" fo:padding-top="0.125cm" fo:padding-bottom="0.125cm" fo:padding-left="0.051cm" fo:padding-right="0.051cm" fo:wrap-option="no-wrap"/>
    </style:style>
    <style:style style:name="gr9" style:family="graphic" style:parent-style-name="standard" style:list-style-name="L1">
      <style:graphic-properties draw:stroke="none" svg:stroke-color="#000000" draw:fill="solid" draw:fill-color="#ffffff" draw:textarea-vertical-align="top" draw:auto-grow-height="true" fo:min-height="0.496cm" fo:min-width="0.605cm" fo:padding-top="0.125cm" fo:padding-bottom="0.125cm" fo:padding-left="0.051cm" fo:padding-right="0.051cm" fo:wrap-option="no-wrap"/>
    </style:style>
    <style:style style:name="gr10" style:family="graphic" style:parent-style-name="standard" style:list-style-name="L1">
      <style:graphic-properties draw:stroke="none" svg:stroke-color="#000000" draw:fill="solid" draw:fill-color="#ffffff" draw:textarea-vertical-align="top" draw:auto-grow-height="true" fo:min-height="0.496cm" fo:min-width="1.264cm" fo:padding-top="0.125cm" fo:padding-bottom="0.125cm" fo:padding-left="0.25cm" fo:padding-right="0.25cm" fo:wrap-option="no-wrap"/>
    </style:style>
    <style:style style:name="gr11" style:family="graphic" style:parent-style-name="standard" style:list-style-name="L1">
      <style:graphic-properties draw:stroke="none" svg:stroke-color="#000000" draw:fill="solid" draw:fill-color="#ffffff" draw:textarea-vertical-align="top" draw:auto-grow-height="true" fo:min-height="0.496cm" fo:min-width="2.07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53cm" svg:stroke-color="#000000" draw:stroke-linejoin="round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0000" draw:marker-end="msArrowOpenEnd_20_5" draw:marker-end-width="0.315cm" draw:marker-end-center="false" draw:stroke-linejoin="round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color="#000000" draw:fill="solid" draw:fill-color="#ffffff" draw:textarea-vertical-align="top" draw:auto-grow-height="true" fo:min-height="0.496cm" fo:min-width="0.605cm" fo:padding-top="0.125cm" fo:padding-bottom="0.125cm" fo:padding-left="0.25cm" fo:padding-right="0.25cm" fo:wrap-option="no-wrap"/>
    </style:style>
    <style:style style:name="gr15" style:family="graphic" style:parent-style-name="standard" style:list-style-name="L1">
      <style:graphic-properties draw:stroke="none" svg:stroke-color="#000000" draw:fill="solid" draw:fill-color="#ffffff" draw:textarea-vertical-align="top" draw:auto-grow-height="true" fo:min-height="0.496cm" fo:min-width="0.605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svg:stroke-color="#000000" draw:fill="solid" draw:fill-color="#ffffff" draw:textarea-vertical-align="top" draw:auto-grow-height="true" fo:min-height="0.496cm" fo:min-width="0.605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fill="none" draw:fill-color="#eeeee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left="0cm" fo:margin-right="0cm" fo:text-align="start" fo:text-indent="0cm" style:punctuation-wrap="hanging"/>
      <style:text-properties fo:font-family="Helvetica" style:font-style-name="Regular" style:font-family-generic="swiss" style:font-pitch="variable" fo:font-size="14pt" style:font-size-asian="18pt" style:font-size-complex="18pt" fo:hyphenate="false"/>
    </style:style>
    <style:style style:name="P4" style:family="paragraph">
      <style:paragraph-properties fo:margin-left="0cm" fo:margin-right="0cm" fo:text-align="start" fo:text-indent="0cm" style:punctuation-wrap="hanging"/>
      <style:text-properties fo:color="#000000" fo:font-family="Helvetica" style:font-style-name="Regular" style:font-family-generic="swiss" style:font-pitch="variable" fo:font-size="14pt" style:font-size-asian="18pt" style:font-size-complex="18pt" fo:hyphenate="false"/>
    </style:style>
    <style:style style:name="P5" style:family="paragraph">
      <style:paragraph-properties fo:margin-left="0cm" fo:margin-right="0cm" fo:text-align="start" fo:text-indent="0cm" style:punctuation-wrap="hanging"/>
      <style:text-properties fo:font-family="'Courier New'" style:font-style-name="Regular" style:font-family-generic="modern" style:font-pitch="fixed" fo:font-size="14pt" style:font-size-asian="18pt" style:font-size-complex="18pt" fo:hyphenate="false"/>
    </style:style>
    <style:style style:name="P6" style:family="paragraph">
      <style:paragraph-properties fo:margin-left="0cm" fo:margin-right="0cm" fo:text-align="start" fo:text-indent="0cm" style:punctuation-wrap="hanging"/>
      <style:text-properties fo:color="#000000" fo:font-family="'Courier New'" style:font-style-name="Regular" style:font-family-generic="modern" style:font-pitch="fixed" fo:font-size="14pt" style:font-size-asian="18pt" style:font-size-complex="18pt" fo:hyphenate="false"/>
    </style:style>
    <style:style style:name="P7" style:family="paragraph">
      <style:paragraph-properties fo:margin-left="0cm" fo:margin-right="0cm" fo:text-align="center" fo:text-indent="0cm" style:punctuation-wrap="hanging"/>
      <style:text-properties fo:font-family="Helvetica" style:font-style-name="Regular" style:font-family-generic="swiss" style:font-pitch="variable" fo:font-size="14pt" style:font-size-asian="18pt" style:font-size-complex="18pt" fo:hyphenate="false"/>
    </style:style>
    <style:style style:name="P8" style:family="paragraph">
      <style:paragraph-properties fo:margin-left="0cm" fo:margin-right="0cm" fo:text-align="center" fo:text-indent="0cm" style:punctuation-wrap="hanging"/>
      <style:text-properties fo:color="#000000" fo:font-family="Helvetica" style:font-style-name="Regular" style:font-family-generic="swiss" style:font-pitch="variable" fo:font-size="14pt" style:font-size-asian="18pt" style:font-size-complex="18pt" fo:hyphenate="false"/>
    </style:style>
    <style:style style:name="T1" style:family="text">
      <style:text-properties fo:color="#000000" style:text-line-through-style="none" fo:letter-spacing="normal" fo:font-style="normal" style:text-underline-style="none" fo:font-weight="normal" style:font-style-asian="normal" style:font-weight-asian="normal" style:font-family-complex="'Helvetica LT Std Light'" style:font-style-complex="normal" style:font-weight-complex="normal"/>
    </style:style>
    <style:style style:name="T2" style:family="text">
      <style:text-properties fo:color="#000000" style:text-line-through-style="none" fo:letter-spacing="normal" fo:font-style="normal" style:text-underline-style="none" fo:font-weight="normal" style:font-style-asian="normal" style:font-weight-asian="normal" style:font-family-complex="'Courier New'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127" draw:style-name="gr1" draw:text-style-name="P1" draw:layer="layout" svg:width="0.957cm" svg:height="4.924cm" svg:x="5.894cm" svg:y="0.981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0.956cm" svg:height="4.923cm" svg:x="2.789cm" svg:y="0.981cm" svg:viewBox="0 0 957 4924" svg:d="m0 4924c0-1641 0-3283 0-4924 319 0 638 0 957 0 0 1641 0 3283 0 4924-319 0-638 0-957 0z">
          <text:p/>
        </draw:path>
        <draw:line draw:name="Straight Connector 129" draw:style-name="gr3" draw:text-style-name="P2" draw:layer="layout" svg:x1="3.459cm" svg:y1="2.05cm" svg:x2="6.409cm" svg:y2="2.225cm">
          <text:p/>
        </draw:line>
        <draw:line draw:name="Straight Connector 130" draw:style-name="gr3" draw:text-style-name="P2" draw:layer="layout" svg:x1="1.31cm" svg:y1="1.227cm" svg:x2="3.309cm" svg:y2="1.54cm">
          <text:p/>
        </draw:line>
        <draw:line draw:name="Straight Connector 131" draw:style-name="gr4" draw:text-style-name="P2" draw:layer="layout" svg:x1="3.26cm" svg:y1="2.034cm" svg:x2="3.26cm" svg:y2="4.498cm">
          <text:p/>
        </draw:line>
        <draw:custom-shape draw:name="TextBox 132" draw:style-name="gr5" draw:text-style-name="P4" draw:layer="layout" svg:width="0.707cm" svg:height="0.746cm" svg:x="2.907cm" svg:y="1.598cm">
          <text:p text:style-name="P3"><text:span text:style-name="T1">(1)</text:span></text:p>
          <draw:enhanced-geometry svg:viewBox="0 0 21600 21600" draw:type="rectangle" draw:enhanced-path="M 0 0 L 21600 0 21600 21600 0 21600 0 0 Z N"/>
        </draw:custom-shape>
        <draw:custom-shape draw:name="TextBox 133" draw:style-name="gr6" draw:text-style-name="P6" draw:layer="layout" svg:width="2.28cm" svg:height="0.81cm" svg:x="0.116cm" svg:y="0.47cm">
          <text:p text:style-name="P5"><text:span text:style-name="T2">read()</text:span></text:p>
          <draw:enhanced-geometry svg:viewBox="0 0 21600 21600" draw:type="rectangle" draw:enhanced-path="M 0 0 L 21600 0 21600 21600 0 21600 0 0 Z N"/>
        </draw:custom-shape>
        <draw:custom-shape draw:name="TextBox 134" draw:style-name="gr7" draw:text-style-name="P4" draw:layer="layout" svg:width="0.707cm" svg:height="0.746cm" svg:x="2.907cm" svg:y="2.613cm">
          <text:p text:style-name="P3"><text:span text:style-name="T1">(2)</text:span></text:p>
          <draw:enhanced-geometry svg:viewBox="0 0 21600 21600" draw:type="rectangle" draw:enhanced-path="M 0 0 L 21600 0 21600 21600 0 21600 0 0 Z N"/>
        </draw:custom-shape>
        <draw:line draw:name="Straight Connector 135" draw:style-name="gr4" draw:text-style-name="P2" draw:layer="layout" svg:x1="6.403cm" svg:y1="2.239cm" svg:x2="6.403cm" svg:y2="4.957cm">
          <text:p/>
        </draw:line>
        <draw:custom-shape draw:name="TextBox 136" draw:style-name="gr8" draw:text-style-name="P4" draw:layer="layout" svg:width="0.707cm" svg:height="0.746cm" svg:x="6.05cm" svg:y="3.883cm">
          <text:p text:style-name="P3"><text:span text:style-name="T1">(3)</text:span></text:p>
          <draw:enhanced-geometry svg:viewBox="0 0 21600 21600" draw:type="rectangle" draw:enhanced-path="M 0 0 L 21600 0 21600 21600 0 21600 0 0 Z N"/>
        </draw:custom-shape>
        <draw:line draw:name="Straight Connector 137" draw:style-name="gr3" draw:text-style-name="P2" draw:layer="layout" svg:x1="3.323cm" svg:y1="5.08cm" svg:x2="1.324cm" svg:y2="5.394cm">
          <text:p/>
        </draw:line>
        <draw:custom-shape draw:name="TextBox 138" draw:style-name="gr9" draw:text-style-name="P4" draw:layer="layout" svg:width="0.707cm" svg:height="0.746cm" svg:x="2.026cm" svg:y="4.777cm">
          <text:p text:style-name="P3"><text:span text:style-name="T1">(5)</text:span></text:p>
          <draw:enhanced-geometry svg:viewBox="0 0 21600 21600" draw:type="rectangle" draw:enhanced-path="M 0 0 L 21600 0 21600 21600 0 21600 0 0 Z N"/>
        </draw:custom-shape>
        <draw:custom-shape draw:name="TextBox 139" draw:style-name="gr10" draw:text-style-name="P4" draw:layer="layout" svg:width="1.764cm" svg:height="0.746cm" svg:x="2.378cm" svg:y="0.15cm">
          <text:p text:style-name="P3"><text:span text:style-name="T1">driver</text:span></text:p>
          <draw:enhanced-geometry svg:viewBox="0 0 21600 21600" draw:type="rectangle" draw:enhanced-path="M 0 0 L 21600 0 21600 21600 0 21600 0 0 Z N"/>
        </draw:custom-shape>
        <draw:custom-shape draw:name="TextBox 140" draw:style-name="gr11" draw:text-style-name="P8" draw:layer="layout" svg:width="2.57cm" svg:height="0.746cm" svg:x="5.117cm" svg:y="0.191cm">
          <text:p text:style-name="P7"><text:span text:style-name="T1">hardware</text:span></text:p>
          <draw:enhanced-geometry svg:viewBox="0 0 21600 21600" draw:type="rectangle" draw:enhanced-path="M 0 0 L 21600 0 21600 21600 0 21600 0 0 Z N"/>
        </draw:custom-shape>
        <draw:line draw:name="Straight Connector 141" draw:style-name="gr12" draw:text-style-name="P2" draw:layer="layout" svg:x1="3.66cm" svg:y1="3.075cm" svg:x2="5.883cm" svg:y2="3.232cm">
          <text:p/>
        </draw:line>
        <draw:line draw:name="Straight Connector 142" draw:style-name="gr13" draw:text-style-name="P2" draw:layer="layout" svg:x1="5.936cm" svg:y1="3.255cm" svg:x2="3.549cm" svg:y2="3.42cm">
          <text:p/>
        </draw:line>
        <draw:line draw:name="Straight Connector 143" draw:style-name="gr12" draw:text-style-name="P2" draw:layer="layout" svg:x1="3.672cm" svg:y1="3.781cm" svg:x2="5.895cm" svg:y2="3.938cm">
          <text:p/>
        </draw:line>
        <draw:line draw:name="Straight Connector 144" draw:style-name="gr13" draw:text-style-name="P2" draw:layer="layout" svg:x1="5.948cm" svg:y1="3.96cm" svg:x2="3.561cm" svg:y2="4.125cm">
          <text:p/>
        </draw:line>
        <draw:line draw:name="Straight Connector 145" draw:style-name="gr12" draw:text-style-name="P2" draw:layer="layout" svg:x1="3.684cm" svg:y1="4.686cm" svg:x2="5.907cm" svg:y2="4.843cm">
          <text:p/>
        </draw:line>
        <draw:line draw:name="Straight Connector 146" draw:style-name="gr13" draw:text-style-name="P2" draw:layer="layout" svg:x1="5.961cm" svg:y1="4.866cm" svg:x2="3.574cm" svg:y2="5.03cm">
          <text:p/>
        </draw:line>
        <draw:custom-shape draw:name="TextBox 147" draw:style-name="gr14" draw:text-style-name="P4" draw:layer="layout" svg:width="1.105cm" svg:height="0.746cm" svg:x="4.386cm" svg:y="4.401cm">
          <text:p text:style-name="P3"><text:span text:style-name="T1">(4)</text:span></text:p>
          <draw:enhanced-geometry svg:viewBox="0 0 21600 21600" draw:type="rectangle" draw:enhanced-path="M 0 0 L 21600 0 21600 21600 0 21600 0 0 Z N"/>
        </draw:custom-shape>
        <draw:custom-shape draw:name="TextBox 149" draw:style-name="gr15" draw:text-style-name="P4" draw:layer="layout" svg:width="1.105cm" svg:height="0.746cm" svg:x="4.405cm" svg:y="3.533cm">
          <text:p text:style-name="P3"><text:span text:style-name="T1">(2)</text:span></text:p>
          <draw:enhanced-geometry svg:viewBox="0 0 21600 21600" draw:type="rectangle" draw:enhanced-path="M 0 0 L 21600 0 21600 21600 0 21600 0 0 Z N"/>
        </draw:custom-shape>
        <draw:custom-shape draw:name="TextBox 148" draw:style-name="gr16" draw:text-style-name="P4" draw:layer="layout" svg:width="1.105cm" svg:height="0.746cm" svg:x="4.392cm" svg:y="2.812cm">
          <text:p text:style-name="P3"><text:span text:style-name="T1">(2)</text:span></text:p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cm" svg:height="4.923cm" svg:x="3.747cm" svg:y="0.981cm" svg:viewBox="0 0 0 4924" svg:d="m0 0c0 1641 0 3283 0 4924">
          <text:p/>
        </draw:path>
        <draw:path draw:style-name="gr17" draw:text-style-name="P2" draw:layer="layout" svg:width="0cm" svg:height="4.923cm" svg:x="2.79cm" svg:y="0.981cm" svg:viewBox="0 0 0 4924" svg:d="m0 4924c0-1641 0-3283 0-4924">
          <text:p/>
        </draw:path>
        <draw:path draw:style-name="gr17" draw:text-style-name="P2" draw:layer="layout" svg:width="0cm" svg:height="4.923cm" svg:x="6.854cm" svg:y="0.981cm" svg:viewBox="0 0 0 4924" svg:d="m0 0c0 1641 0 3283 0 4924">
          <text:p/>
        </draw:path>
        <draw:path draw:style-name="gr17" draw:text-style-name="P2" draw:layer="layout" svg:width="0cm" svg:height="4.923cm" svg:x="5.897cm" svg:y="0.981cm" svg:viewBox="0 0 0 4924" svg:d="m0 4924c0-1641 0-3283 0-492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79cm" draw:distance="0.079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7.87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12-02T00:23:05</meta:creation-date>
    <dc:date>2015-05-03T15:04:38</dc:date>
    <meta:editing-duration>PT00H12M40S</meta:editing-duration>
    <meta:editing-cycles>3</meta:editing-cycles>
    <meta:generator>NeoOffice/3.4.1$Unix OpenOffice.org_project/Patch 14</meta:generator>
    <meta:document-statistic meta:object-count="27"/>
  </office:meta>
</office:document-meta>
</file>